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asian="American Typewriter3" style:font-name-complex="American Typewriter3"/>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paragraph-properties fo:margin-left="0cm" fo:margin-right="0cm" fo:text-indent="0cm" style:auto-text-indent="false"/>
    </style:style>
    <style:style style:name="P9" style:family="paragraph" style:parent-style-name="Text_20_body_20_out-dent" style:list-style-name="L2"/>
    <style:style style:name="P10" style:family="paragraph" style:parent-style-name="Heading_20_4">
      <style:text-properties style:font-name-asian="American Typewriter3" style:font-name-complex="American Typewriter3"/>
    </style:style>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italic" style:font-name-asian="American Typewriter3" style:font-style-asian="italic" style:font-name-complex="American Typewriter3" style:font-style-complex="italic"/>
    </style:style>
    <style:style style:name="T5" style:family="text">
      <style:text-properties fo:font-style="normal" style:font-style-asian="normal" style:font-style-complex="normal"/>
    </style:style>
    <style:style style:name="T6" style:family="text">
      <style:text-properties style:font-style-asian="normal" style:font-style-complex="normal"/>
    </style:style>
    <style:style style:name="T7"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421849986" text:style-name="List_20_1">
          <text:list-item>
            <text:p text:style-name="P6">Rating: 10</text:p>
          </text:list-item>
          <text:list-item>
            <text:p text:style-name="P6">Hearthstone Reduction: 5</text:p>
          </text:list-item>
        </text:list>
        <text:p text:style-name="Text_20_body">Powers:</text:p>
        <text:list xml:id="list2153262569" text:continue-numbering="true" text:style-name="List_20_1">
          <text:list-item>
            <text:p text:style-name="P6">Reality Archive: 2</text:p>
          </text:list-item>
          <text:list-item>
            <text:p text:style-name="P6">Puzzle Manse: 3</text:p>
          </text:list-item>
          <text:list-item>
            <text:p text:style-name="P6">Outside Fate: 4</text:p>
          </text:list-item>
          <text:list-item>
            <text:p text:style-name="P6">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370899149" text:continue-numbering="true" text:style-name="List_20_1">
          <text:list-item>
            <text:p text:style-name="P6">Rating: 8</text:p>
          </text:list-item>
          <text:list-item>
            <text:p text:style-name="P6">Hearthstone Sacrifice: 2</text:p>
          </text:list-item>
          <text:list-item>
            <text:p text:style-name="P6">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1231269790" text:continue-numbering="true" text:style-name="List_20_1">
          <text:list-item>
            <text:p text:style-name="P6">Network Node: 1. <text:s/>The manse is connected to a number of other intel-collection outposts across Creation (and possibly in other realms).</text:p>
          </text:list-item>
          <text:list-item>
            <text:p text:style-name="P6">Externally Hardened: 2. <text:s/>A reduced version of the Armored power: the manse has an increased soak of 14L/21B externally, due to its Essence-reinforced basalt shell, but still only 6L/12B internally.</text:p>
          </text:list-item>
          <text:list-item>
            <text:p text:style-name="P6">Basic Provider: 2. <text:s/>Like Provider, but only caters for a group of Magnitude equal to (rating – 1), <text:span text:style-name="T3">i.e.</text:span><text:span text:style-name="T5">, 3, or 150 people</text:span>. <text:s/>The air is breathable but feels stale, the food is nourishing but bland, and so on.</text:p>
          </text:list-item>
          <text:list-item>
            <text:p text:style-name="P6">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6">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6">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6">Library Link:</text:span></text:span><text:span text:style-name="T5">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6">Linguistic Facility:</text:span></text:span><text:span text:style-name="T5"> All Grey Men know one language in addition to High Realm. <text:s/>They may change this language once per day via an arcane connection to the manse’s Library.</text:span></text:p>
        <text:p text:style-name="P1"><text:span text:style-name="Inline_20_Heading_20_2"><text:span text:style-name="T6">Reanimation:</text:span></text:span><text:span text:style-name="T5">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6">Outside Fate:</text:span></text:span><text:span text:style-name="T5"> The Grey Men have no souls and are unconnected to the Loom of Fate, so they do not draw attention to the manse’s existence.</text:span></text:p>
        <text:p text:style-name="P1"><text:span text:style-name="Inline_20_Heading_20_2"><text:span text:style-name="T6">Limited Independent Functioning:</text:span></text:span><text:span text:style-name="T5"> Any of these servants may range up to 115 yards from the building, and up to 23 of them at any time may travel freely.</text:span></text:p>
        <text:h text:style-name="Heading_20_3" text:outline-level="3"><text:reference-mark-start text:name="Demesne: The Frozen Oasis"/>The Frozen Oasis<text:reference-mark-end text:name="Demesne: The Frozen Oasis"/><text:line-break/>(Lunar Demesne <text:span text:style-name="T2">•••</text:span>)</text:h>
        <text:p text:style-name="Text_20_body">This demesne is referred to in the singular but either it somehow moves around (perhaps being half <text:soft-page-break/>in the Wyld) or there are several similar demesnes scattered across the North. <text:s/>It is difficult to spot, even for the trained tracker, because on the surface it appears as unremarkable, rough, snow- and ice-covered ground. <text:s/>Below, however, is a solidified lake several hundred yards across and perhaps equally deep, filled with unnatural not-quite-crystalline formations of ice. <text:s/>Those sensitive to Essence will recognize its nature with ease, of course.</text:p>
        <text:p text:style-name="Text_20_body">The first mortals to stumble into this demesne were a band of lost and injured icewalkers, who turned to cannibalism to survive. <text:s/>However, they were amazed to find that, after butchering and eating only one of their number, they lost all desire to eat meat, and survived purely on the snow which they used as a water source. <text:s/>Their fear of retribution for breaking taboo led them to keep themselves isolated, and their shame has made them offer themselves as temporary sustenance to the rare few who have since stumbled upon this desperate place.</text:p>
        <text:p text:style-name="Text_20_body">In the last year, however, this demesne has been taken over by <text:reference-ref text:reference-format="text" text:ref-name="Character: Kou-an">Error: Reference source not found</text:reference-ref> (see p. <text:reference-ref text:reference-format="page" text:ref-name="Character: Kou-an">Error: Reference source not found</text:reference-ref>) and its inhabitants have found some hope for redemption.</text:p>
        <text:p text:style-name="P1"><text:span text:style-name="Inline_20_Heading"><text:span text:style-name="T5">Game Effects:</text:span></text:span><text:span text:style-name="T5"> After two weeks in the Oasis, mortals begin to gain an Affliction which allows them to ignore the effects of extreme (natural) cold, along with a Debility which means they can only survive by eating snow, ice or other forms of frozen water. <text:s/>They are still capable of digesting normal food—including that taboo delicacy, human flesh—but gain neither savour nor sustenance from it. <text:s/>These effects take hold gradually, so the character is at a -4 internal penalty to all actions in the third week, -3 in the fourth, and so on, until they are functioning at normal capacity by week seven. <text:s/>Converted mortals also gain the peculiar ability to tell, by scent at short range, the gamut of a creature’s diet over the last month.</text:span></text:p>
        <text:p text:style-name="P3">The Essence harvest of the Oasis is found in flurries of snow which appear from nowhere, and disappear just as easily. <text:s/>Successfully collecting this token leaves one covered in a rime of frost, which persists for a week, before melting away. <text:s/>Botching the harvest leaves a character part frozen and blinded, at a -2 penalty to movement and vision for a week.</text:p>
        <text:h text:style-name="Heading_20_2" text:outline-level="2">Artifacts</text:h>
        <text:h text:style-name="Heading_20_3" text:outline-level="3">Trinkets</text:h>
        <text:h text:style-name="Heading_20_3" text:outline-level="3">Tools</text:h>
        <text:h text:style-name="Heading_20_4" text:outline-level="4">Armor Propre (Artifact <text:span text:style-name="T2">••–•••)</text:span></text:h>
        <text:p text:style-name="Text_20_body"><text:span text:style-name="T2">This variant strand of artifact armors was founded by a particularly brash and self-confident member of the Apple Corps, who commissioned what he dubbed the “Breastplate of Self-Confidence”. <text:s/>All such armors cost an additional 2 motes to attune and have a penalty of -1 to their lethal and bashing soak and hardness. <text:s/>By way of compensation they have an additional effect, reliant on the wearer’s self-belief. <text:s/>If the character stunts a Parry defense or does not defend, and manages to either parry the attack or fully soak the damage, he gains a point of Willpower. <text:s/>This occurs even if the parry stunt fails, but </text:span><text:span text:style-name="T4">not</text:span><text:span text:style-name="T2"> if the character uses his Dodge DV.</text:span></text:p>
        <text:h text:style-name="Heading_20_4" text:outline-level="4">Brush of Expedient Formulation (Artifact <text:span text:style-name="T2">••)</text:span></text:h>
        <text:p text:style-name="P4">This brush outwardly resembles a Silver Brush (Oadenol’s Codex, p. 32) and will function as such, although it requires a commitment of 5 motes. <text:s/>However, the core mixes moonsilver into the normal orichalcum, increasing the persuasiveness of the writer’s words. <text:s/>Using this brush for any Bureaucracy or Socialize action in written form gains the character a 4-die bonus.</text:p>
        <text:h text:style-name="P10" text:outline-level="4">Stone of Bamboozlement (Artifact ••)</text:h>
        <text:p text:style-name="P4">This creation comes in the form of a smooth grey stone, roughly the size of a hen’s egg. <text:s/>It was crafted by a Discordian artificer to make it easier for her to remain hidden.</text:p>
        <text:p text:style-name="P4">While attuned, for a cost of 5 motes, the owner of the stone finds her Recumbent Destiny enhanced, increasing the difficulty of rolls to remember her. <text:s/>The difficulty is increased by 1 for the first week in which she keeps this artifact attuned, and this rises by a further 1 after each full week of continuous attunement, to a maximum total increase equal to the character’s Essence. <text:s/>However, the difficulty to suppress her Recumbent Destiny increases by the same amount.</text:p>
        <text:p text:style-name="P4">Additionally, the character gains a 2-die bonus to any Charisma, Manipulation or Appearance rolls related to convincing people that she is not whoever they think she is, even if they have seen through her Recumbent Destiny. <text:s/>To gain this bonus, she must know who the target believes her to be.</text:p>
        <text:h text:style-name="Heading_20_3" text:outline-level="3">Keepsakes</text:h>
        <text:h text:style-name="P10" text:outline-level="4">Stone of Belonging (Artifact •••)</text:h>
        <text:p text:style-name="Text_20_body"><text:span text:style-name="T2">This smooth white stone is roughly the size of a duck’s egg. <text:s/>It was created by the same craftswoman who invented the Stone of Bamboozlement, to make it easier for her to remain </text:span><text:span text:style-name="T4">un</text:span><text:span text:style-name="T2">hidden. <text:s/>This artifact costs 8 motes to attune.</text:span></text:p>
        <text:p text:style-name="P4">The attuned owner of this stone finds her Recumbent Destiny completely suppressed (if she has one), and her apparent identity changed to one of her own devising. <text:s/>This identity may mimic a real person, or be a complete fabrication. <text:s/>She gains 3 bonus successes on Larceny rolls to create and maintain this disguise, and on rolls to oppose others seeing through it. <text:s/>However, she must spend 5 motes to transfer the effect to another disguise, and cannot “disguise” herself as her true identity. <text:s/>Attempts to appear as anyone one other than the chosen identity receive a 5-die penalty as long as the artifact remains attuned.</text:p>
        <text:p text:style-name="P4"><text:soft-page-break/>Also, separate from the specific identity she chooses, the character gains a 2-die bonus to any Bureaucracy, Lore, Performance or Socialize rolls related to convincing people that she belongs in some location, organization or situation appropriate to that identity. <text:s/>For example, a character could not apply this bonus to attempts to convince others that she was Mnemon, but could apply it if merely trying to pass as some miscellaneous individual who had the right to be in one of her palaces.</text:p>
        <text:p text:style-name="P4">Finally, a Discordian using this artifact need only spend motes and Willpower, not commit them, to change her apparent Essence signature to match her Affinity, or to suppress it altogether, provided the change fits her disguise.</text:p>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7">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text:reference-mark-start text:name="Disease: Contrariety"/>Contratriety<text:reference-mark-end text:name="Disease: Contra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h text:style-name="Heading_20_2" text:outline-level="2">Erisian Elementals</text:h>
        <text:p text:style-name="Text_20_body">[NOTE: This and the following sections belong in some kind of “Supporting Cast” Chapter, but I can’t be bothered setting up the template stuff etc. right now.]</text:p>
        <text:p text:style-name="Text_20_body">[Spirits have:</text:p>
        <text:list xml:id="list1788292488" text:style-name="L1">
          <text:list-item>
            <text:p text:style-name="P7">Attributes = ([Ess x 3] + [Cult x 3] + [Sum of Virtues x 2]), usu. max. (Ess + 4) each</text:p>
          </text:list-item>
          <text:list-item>
            <text:p text:style-name="P7">Charms = ([Ess x 2] + [Cult x 2] + [Sum of Virtues]), min. (Willpower)</text:p>
          </text:list-item>
          <text:list-item>
            <text:p text:style-name="P7">Health = (Willpower + highest Virtue]); one -0, one -4, rest between -1/-2, favoring -1</text:p>
          </text:list-item>
          <text:list-item>
            <text:p text:style-name="P7">Essence Pool = ([Essence x 10] + [Willpower x 5])</text:p>
          </text:list-item>
        </text:list>
        <text:p text:style-name="Text_20_body"/>
        <text:p text:style-name="Text_20_body_20_out-dent">Template:</text:p>
        <text:p text:style-name="Text_20_body_20_out-dent"><text:span text:style-name="Inline_20_Heading">Summoning:</text:span> notes.</text:p>
        <text:p text:style-name="Text_20_body_20_out-dent"><text:span text:style-name="Inline_20_Heading">Motivation:</text:span> blah; plus any Intimacies.</text:p>
        <text:p text:style-name="Text_20_body_20_out-dent"><text:span text:style-name="Inline_20_Heading">Attributes:</text:span> ([Ess x 3] + [Cult x 3] + [Sum of Virtues x 2]) usu. max. (Ess + 4) each: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20 to 25 + Specialties) Archery, Athletics, Awareness, Bureaucracy, Craft, Dodge, Integrity, Investigation, Larceny, Linguistics, Lore, Martial Arts, Medicine, Melee, Occult, Performance, Presence, Resistance, Ride, Sail, Socialize, Stealth, Survival, Thrown, War</text:p>
        <text:p text:style-name="Text_20_body_20_out-dent"><text:span text:style-name="Inline_20_Heading">Backgrounds: </text:span>None.</text:p>
        <text:p text:style-name="Text_20_body_20_out-dent"><text:span text:style-name="Inline_20_Heading">Charms:</text:span> ([Ess x 2] + [Cult x 2] + [Sum of Virtues]), min (Willpower)</text:p>
        <text:list xml:id="list887942826" text:style-name="L2">
          <text:list-item>
            <text:p text:style-name="P9">Compassion: Blessings, Divinations, Sendings</text:p>
          </text:list-item>
          <text:list-item>
            <text:p text:style-name="P9">Conviction: Divine Works, Eidola, Relocations, </text:p>
          </text:list-item>
          <text:list-item>
            <text:p text:style-name="P9">Temperance: Enchantments, Inhabitings, Tantra</text:p>
          </text:list-item>
          <text:list-item>
            <text:p text:style-name="P9">Valor: Aegis, Curses, Edges</text:p>
          </text:list-item>
        </text:list>
        <text:p text:style-name="Text_20_body_20_out-dent"><text:span text:style-name="Inline_20_Heading_20_2">Blah</text:span>—details.</text:p>
        <text:p text:style-name="Text_20_body_20_out-dent"><text:span text:style-name="Inline_20_Heading_20_2">Dematerialize</text:span>—([Ess + Willpower] x 5) motes.</text:p>
        <text:p text:style-name="Text_20_body_20_out-dent"><text:span text:style-name="Inline_20_Heading">Join Battle:</text:span> n</text:p>
        <text:p text:style-name="Text_20_body_20_out-dent"><text:span text:style-name="Inline_20_Heading">Attacks:</text:span></text:p>
        <text:p text:style-name="Text_20_body_20_out-dent">Punch: Speed, Accuracy, Damage, Parry DV ([Dex + Ability + Weapon Defense] ÷ 2), Rate</text:p>
        <text:p text:style-name="Text_20_body_20_out-dent">Kick: Speed, Accuracy, Damage, Parry DV ([Dex + Ability + Weapon Defense] ÷ 2), Rate</text:p>
        <text:p text:style-name="Text_20_body_20_out-dent">Clinch: Speed, Accuracy, Damage, Parry DV ([Dex + Ability + Weapon Defense] ÷ 2), Rate</text:p>
        <text:p text:style-name="Text_20_body_20_out-dent"><text:span text:style-name="Inline_20_Heading">Soak:</text:span> L/B (blah armor, L/B, -x mobility)</text:p>
        <text:p text:style-name="Text_20_body_20_out-dent"><text:span text:style-name="Inline_20_Heading">Health Levels:</text:span> -0/-1/-2/-4/​Incap (Willpower + highest Virtue]); one -0, one -4, rest between -1/-2, favoring -1</text:p>
        <text:p text:style-name="Text_20_body_20_out-dent"><text:span text:style-name="Inline_20_Heading">Dodge DV:</text:span> n ([Dex + Dodge + Ess] ÷ 2)<text:tab/><text:span text:style-name="Inline_20_Heading">Willpower:</text:span> n</text:p>
        <text:p text:style-name="Text_20_body_20_out-dent"><text:span text:style-name="Inline_20_Heading">Essence:</text:span> n<text:tab/><text:span text:style-name="Inline_20_Heading">Essence Pool:</text:span> n ([Essence x 10] + [Willpower x 5])</text:p>
        <text:p text:style-name="Text_20_body_20_out-dent"><text:span text:style-name="Inline_20_Heading">Other Notes:</text:span> if any.</text:p>
        <text:p text:style-name="P5">]</text:p>
        <text:p text:style-name="Text_20_body">Erisian Elementals are few enough in number that they have never been known to form courts of their own. <text:s/>That said, several who manifest in one location may band together, for work or company, and most are open to alliances with existing elementals.</text:p>
        <text:p text:style-name="Text_20_body">Although not officially part of the Terrestrial Bureaucracy or its analogues in other realms, these spirits turn out to be subject to same rules of summoning. <text:s/>Few Erisian Elementals are actually summoned, because they are relatively rare and so few sorcerers are aware of their existence—or, in the case of the Dragon-Blooded, willing to entertain such heresy. <text:s/>Nonetheless, the description for each gives some ideas of the issues summoners might encounter.</text:p>
        <text:h text:style-name="Heading_20_3" text:outline-level="3">Orange</text:h>
        <text:p text:style-name="TODO">[One a bit like Need Fires, or some other Fire Elemental, but covering the ideas of gentle warmth instead of burning, and cosiness instead of passion.]</text:p>
        <text:h text:style-name="Heading_20_4" text:outline-level="4"><text:soft-page-break/>Glow Wyrms</text:h>
        <text:p text:style-name="Text_20_body">Appearing as tiny, gently glowing, orange dragons, no more than a foot long, glow wyrms are spirits of cosy pleasure. <text:s/>They work to keep all beings they encounter comfortable and happy, sometimes whether they want it or not.</text:p>
        <text:p text:style-name="Text_20_body_20_out-dent"><text:span text:style-name="Inline_20_Heading">Summoning:</text:span> notes.</text:p>
        <text:p text:style-name="Text_20_body_20_out-dent"><text:span text:style-name="Inline_20_Heading">Motivation:</text:span> Keep themselves and others cosy.</text:p>
        <text:p text:style-name="Text_20_body_20_out-dent"><text:span text:style-name="Inline_20_Heading">Attributes:</text:span> Strength 1, Dexterity 3, Stamina 1, Charisma 4, Manipulation 2, Appearance 3, Perception 2, Intelligence 2, Wits 2</text:p>
        <text:p text:style-name="Text_20_body_20_out-dent"><text:span text:style-name="Inline_20_Heading">Virtues:</text:span> Compassion 3, Conviction 1, Temperance 2, Valor 1</text:p>
        <text:p text:style-name="Text_20_body_20_out-dent"><text:span text:style-name="Inline_20_Heading">Abilities:</text:span> Awareness 2, Dodge 4, Integrity 2 (Staying Cosy +2), Investigation 0 (Finding Sources of or Threats to Comfort +3), Linguistics 1 (Old Realm and one local language), Lore 1, Martial Arts 2, Medicine 0 (Comforting Ill and Wounded +3), Occult 2, Performance 3 (Persuade to Cosiness +2), Presence 3 (Persuade to Cosiness +2), Socialize 3, Survival 0 (Finding Basic Comforts +3)</text:p>
        <text:p text:style-name="Text_20_body_20_out-dent"><text:span text:style-name="Inline_20_Heading">Backgrounds: </text:span>None.</text:p>
        <text:p text:style-name="Text_20_body_20_out-dent"><text:span text:style-name="Inline_20_Heading">Charms:</text:span> [6/11]</text:p>
        <text:list xml:id="list1680259248" text:continue-numbering="true" text:style-name="L2">
          <text:list-item>
            <text:p text:style-name="P9">Compassion: Blessings, Divinations, Sendings</text:p>
          </text:list-item>
          <text:list-item>
            <text:p text:style-name="P9">Conviction: Divine Works, Eidola, Relocations, </text:p>
          </text:list-item>
          <text:list-item>
            <text:p text:style-name="P9">Temperance: Enchantments, Inhabitings, Tantra</text:p>
          </text:list-item>
          <text:list-item>
            <text:p text:style-name="P9">Valor: Aegis, Curses, Edges</text:p>
          </text:list-item>
        </text:list>
        <text:p text:style-name="Text_20_body_20_out-dent"><text:span text:style-name="Inline_20_Heading_20_2">Blah</text:span>—details.</text:p>
        <text:p text:style-name="Text_20_body_20_out-dent"><text:span text:style-name="Inline_20_Heading_20_2">Dematerialize</text:span>—35 motes.</text:p>
        <text:p text:style-name="Text_20_body_20_out-dent"><text:span text:style-name="Inline_20_Heading_20_2">Sense Domain</text:span>—Glow wyrms can sense physical and metaphysical things which add to or interfere with comfort and cosiness.</text:p>
        <text:p text:style-name="Text_20_body_20_out-dent"><text:span text:style-name="Inline_20_Heading_20_2">Touch of Grace</text:span>—The spirit can remove all pain and discomfort from wounds for a scene, and up to 2 points of wound penalty, but cannot actually heal damage. <text:s/>It can also cure a natural mental derangement permanently for 6m, 1wp, and hold off magically-induced ones for a scene.</text:p>
        <text:p text:style-name="Text_20_body_20_out-dent"><text:span text:style-name="Inline_20_Heading_20_2">Banish</text:span>—The effect is not a Shaping but a Compulsion, costing two Willpower to resist, which causes targets to travel at least 10 miles away, quickly and safely. <text:s/>Valid targets are those who disrupt the comfort of others.</text:p>
        <text:p text:style-name="Text_20_body_20_out-dent"><text:span text:style-name="Inline_20_Heading_20_2">Spice of Custodial Delectation</text:span>—Any time someone makes significant effort to make themselves and others more comfortable (without discomfiting anyone else).</text:p>
        <text:p text:style-name="Text_20_body_20_out-dent"><text:span text:style-name="Inline_20_Heading_20_2">Wine of Infinite Heartbreak</text:span>—Those affected by the Emotion effect are devoted not to the glow wyrm but to the ideal of cosiness. <text:s/>They must spend two Willpower to channel a virtue or resist mental influence if doing so would make their situation less comfortable. On the other hand, they reduce the Willpower cost by one if it would lead them to be more comfortable.</text:p>
        <text:p text:style-name="Text_20_body_20_out-dent"><text:span text:style-name="Inline_20_Heading">Join Battle:</text:span> 4</text:p>
        <text:p text:style-name="Text_20_body_20_out-dent"><text:span text:style-name="Inline_20_Heading">Attacks:</text:span></text:p>
        <text:p text:style-name="Text_20_body_20_out-dent">Punch: Speed, Accuracy, Damage, Parry DV ([Dex + Ability + Weapon Defense] ÷ 2), Rate</text:p>
        <text:p text:style-name="Text_20_body_20_out-dent">Kick: Speed, Accuracy, Damage, Parry DV ([Dex + Ability + Weapon Defense] ÷ 2), Rate</text:p>
        <text:p text:style-name="Text_20_body_20_out-dent">Clinch: Speed, Accuracy, Damage, Parry DV ([Dex + Ability + Weapon Defense] ÷ 2), Rate</text:p>
        <text:p text:style-name="Text_20_body_20_out-dent"><text:span text:style-name="Inline_20_Heading">Soak:</text:span> L/B (blah armor, L/B, -x mobility)</text:p>
        <text:p text:style-name="Text_20_body_20_out-dent"><text:span text:style-name="Inline_20_Heading">Health Levels:</text:span> -0/-1/-1/-1/-2/-2/-2/-4/​Incap</text:p>
        <text:p text:style-name="Text_20_body_20_out-dent"><text:span text:style-name="Inline_20_Heading">Dodge DV:</text:span> 5<text:tab/><text:span text:style-name="Inline_20_Heading">Willpower:</text:span> 5</text:p>
        <text:p text:style-name="Text_20_body_20_out-dent"><text:span text:style-name="Inline_20_Heading">Essence:</text:span> 2<text:tab/><text:span text:style-name="Inline_20_Heading">Essence Pool:</text:span> 45</text:p>
        <text:p text:style-name="Text_20_body_20_out-dent"><text:span text:style-name="Inline_20_Heading">Other Notes:</text:span> if any.</text:p>
        <text:p text:style-name="P5"/>
        <text:p text:style-name="TODO">[One which appears in the Endless Desert?]</text:p>
        <text:h text:style-name="Heading_20_3" text:outline-level="3">Sweet</text:h>
        <text:h text:style-name="Heading_20_3" text:outline-level="3">Boom</text:h>
        <text:p text:style-name="TODO">[One which is embodied in firedust, but not found in the South, since Fire Elementals crowd them out of people’s perception there. <text:s/>If too many gather, spontaneous combustion of firedust can result.]</text:p>
        <text:h text:style-name="Heading_20_4" text:outline-level="4">Grom</text:h>
        <text:p text:style-name="Text_20_body">Grom appear as squat, lumpy figures, perhaps four or five feet tall and almost as wide, with skin resembling half-refined metal ore, coloration dependent on local materials, and sparkling metallic eyes. <text:s/>They are found in those few parts of Creation which manage something approaching heavy industry—rare in the Age of Sorrows—but are more common in Autochthonia. <text:s/>Weaker versions may even be found in Malfeas for a time, where his layers grind together long enough. <text:s/>They love loud noises, explosions and impacts, and work to ensure a steady supply of such experiences. <text:s/>They appear near active volcanoes occasionally, but the violence of those formations tends to be sporadic, and the action already monopolized by powerful entrenched spirits.</text:p>
        <text:p text:style-name="Text_20_body">As with all Erisian Elementals, these spirits rarely manifest in areas strictly controlled by the theomacracy or the hierarchies of Autochthon’s own subroutines. <text:s/>However, where they do appear, they are more powerful than most Erisian Elementals, given the many things within the Maker which have a tendency to go “boom”. <text:s/>They are most likely to appear near sources of lightning, metal or steam, or near machinery which makes lots of noise. <text:s/>Natives might think they are Void-tainted subroutines but in fact they are dire enemies of any Gremlins who would disrupt the lovely noisiness of the Maker’s processes. <text:s/>The Grom themselves may at times “tune” those processes to be more noisy, and hence less efficient, but generally have enough foresight not to irreparably damage the things they enjoy so much.</text:p>
        <text:p text:style-name="Text_20_body_20_out-dent"><text:span text:style-name="Inline_20_Heading">Summoning:</text:span> Most suited to the Ecstatic, Functionary or Hunter plates. <text:s/>If summoned, it might be to construct and monitor machinery in hazardous environments, explore inside active volcanoes, or even to work with or defend against siege engines.</text:p>
        <text:p text:style-name="Text_20_body_20_out-dent"><text:span text:style-name="Inline_20_Heading">Motivation:</text:span> Maintain sources of loud noises and explosions.</text:p>
        <text:p text:style-name="Text_20_body_20_out-dent"><text:span text:style-name="Inline_20_Heading">Attributes:</text:span> Strength 6, Dexterity 4, Stamina 7, Charisma 3, Manipulation 2, Appearance 2, <text:soft-page-break/>Perception 4, Intelligence 3, Wits 4</text:p>
        <text:p text:style-name="Text_20_body_20_out-dent"><text:span text:style-name="Inline_20_Heading">Virtues:</text:span> Compassion 2, Conviction 4, Temperance 2, Valor 3</text:p>
        <text:p text:style-name="Text_20_body_20_out-dent"><text:span text:style-name="Inline_20_Heading">Abilities:</text:span> Athletics 4, Awareness 2 (Noisy Environments +2), Craft 3 (two or more of Fire, Earth, Lightning, Metal, Steam), Dodge 3, Integrity 2, Martial Arts 4, Performance 0 (Industrial Percussion +3), Resistance 4, Stealth 0 (Industrial Environments +3), Survival 1 (Industrial Environments +3)</text:p>
        <text:p text:style-name="Text_20_body_20_out-dent"><text:span text:style-name="Inline_20_Heading">Backgrounds: </text:span>None.</text:p>
        <text:p text:style-name="Text_20_body_20_out-dent"><text:span text:style-name="Inline_20_Heading">Charms:</text:span></text:p>
        <text:p text:style-name="Text_20_body_20_out-dent"><text:span text:style-name="Inline_20_Heading_20_2">First (Ability) Excellency</text:span>—Athletics, Craft, Martial Arts.</text:p>
        <text:p text:style-name="Text_20_body_20_out-dent"><text:span text:style-name="Inline_20_Heading_20_2">Dematerialize</text:span>—45 motes.</text:p>
        <text:p text:style-name="Text_20_body_20_out-dent"><text:span text:style-name="Inline_20_Heading_20_2">Sense Domain</text:span>—Things which can make loud noises and explosions.</text:p>
        <text:p text:style-name="Text_20_body_20_out-dent"><text:span text:style-name="Inline_20_Heading_20_2">Call</text:span>—Other Grom, and any who are deaf, temporarily or permanently.</text:p>
        <text:p text:style-name="Text_20_body_20_out-dent"><text:span text:style-name="Inline_20_Heading_20_2">Affinity (Element) Control</text:span>—Grom possess the Elemental Damage, Elemental Hazard, Elemental Material powers.</text:p>
        <text:p text:style-name="Text_20_body_20_out-dent"><text:span text:style-name="Inline_20_Heading_20_2">Calculated Order of Immediate Action</text:span>—Anything that makes, or could be adjusted to make, loud noises and explosions.</text:p>
        <text:p text:style-name="Text_20_body_20_out-dent"><text:span text:style-name="Inline_20_Heading_20_2">Domain Manipulation Scenario</text:span>—Generally used to adjust objects so they make more noise and explosions.</text:p>
        <text:p text:style-name="Text_20_body_20_out-dent"><text:span text:style-name="Inline_20_Heading_20_2">Shapechange</text:span>—Disguise self as machinery.</text:p>
        <text:p text:style-name="Text_20_body_20_out-dent"><text:span text:style-name="Inline_20_Heading_20_2">Landscape Travel</text:span>—Double normal Move and Dash speeds in industrial environments. <text:s/>Essence 4+ Grom in Autochthonia can also gain +1 Dexterity when maintaining balance in an unstable industrial environment.</text:p>
        <text:p text:style-name="Text_20_body_20_out-dent"><text:span text:style-name="Inline_20_Heading_20_2">Loom Stride</text:span>—Within industrial or noisy areas.</text:p>
        <text:p text:style-name="Text_20_body_20_out-dent"><text:span text:style-name="Inline_20_Heading_20_2">Stoke the Flame</text:span>—Glom beat out a cacophonic tattoo on any available objects to strike fear into their opponents and drive them to flee.</text:p>
        <text:p text:style-name="Text_20_body_20_out-dent"><text:span text:style-name="Inline_20_Heading_20_2">Commandeer</text:span>—Drive out possessing creatures. <text:s/>Can be Combo’d with Stoke the Flame to drive out all spirits affected by the performance, without the need for a touch. <text:s/>The Glom makes one (Essence + Temperance) roll and compares it against the score of each affected possessing spirit.</text:p>
        <text:p text:style-name="Text_20_body_20_out-dent"><text:span text:style-name="Inline_20_Heading_20_2">Blessed Element Body</text:span>—Against any damage involving explosions, very loud noises or massive impact. <text:s/>This does not cover most weapons but would apply to, for example, artifact clubs and goremauls. <text:s/>This Charm prevents such attacks Stunning a Grom or causing Knockdown or Knockback.</text:p>
        <text:p text:style-name="Text_20_body_20_out-dent"><text:span text:style-name="Inline_20_Heading_20_2">Bane Weapon</text:span>—Gremlinized or Wyld-tainted spirits, automata and machines.</text:p>
        <text:p text:style-name="Text_20_body_20_out-dent"><text:span text:style-name="Inline_20_Heading_20_2">Shatter</text:span>—The Grom smashes its fists on the nearest reverberating surface, or against each other, causing a thunderous boom. <text:s/>Instead of causing damage, the attack can be controlled to cause deafness for the rest of the scene, inflicting an internal penalty of -2 as a Crippling effect. <text:s/>All targets hit by the attack must check for Knockback, even if they avoid damage. </text:p>
        <text:p text:style-name="Text_20_body_20_out-dent"><text:span text:style-name="Inline_20_Heading">Join Battle:</text:span> 6 (Noisy Environments 8)</text:p>
        <text:p text:style-name="Text_20_body_20_out-dent"><text:span text:style-name="Inline_20_Heading">Attacks:</text:span></text:p>
        <text:p text:style-name="Text_20_body_20_out-dent">Punch: Speed, Accuracy, Damage, Parry DV ([Dex + Ability + Weapon Defense] ÷ 2), Rate</text:p>
        <text:p text:style-name="Text_20_body_20_out-dent">Kick: Speed, Accuracy, Damage, Parry DV ([Dex + Ability + Weapon Defense] ÷ 2), Rate</text:p>
        <text:p text:style-name="Text_20_body_20_out-dent">Clinch: Speed, Accuracy, Damage, Parry DV ([Dex + Ability + Weapon Defense] ÷ 2), Rate</text:p>
        <text:p text:style-name="Text_20_body_20_out-dent"><text:span text:style-name="Inline_20_Heading">Soak:</text:span> 12L/16B (metallic hide, 9L/9B)</text:p>
        <text:p text:style-name="Text_20_body_20_out-dent"><text:span text:style-name="Inline_20_Heading">Health Levels:</text:span> -0/-1/-1/-1/-1/-2/-2/-2/-2/-4/​Incap</text:p>
        <text:p text:style-name="Text_20_body_20_out-dent"><text:span text:style-name="Inline_20_Heading">Dodge DV:</text:span> 5<text:tab/><text:span text:style-name="Inline_20_Heading">Willpower:</text:span> 6</text:p>
        <text:p text:style-name="Text_20_body_20_out-dent"><text:span text:style-name="Inline_20_Heading">Essence:</text:span> 3<text:tab/><text:span text:style-name="Inline_20_Heading">Essence Pool:</text:span> 60</text:p>
        <text:p text:style-name="Text_20_body_20_out-dent"><text:span text:style-name="Inline_20_Heading">Other Notes:</text:span> Grom normally have an Essence of 3 but may reach as high as Essence 5 in Autochthonia, in which case they have: increased Physical Attributes, a Dodge DV of 6+, a mote pool of 80, and extra Charms particularly in the areas of Divine Works, Aegis and Edges.</text:p>
        <text:p text:style-name="P5"/>
        <text:h text:style-name="Heading_20_3" text:outline-level="3">Pungent</text:h>
        <text:h text:style-name="Heading_20_3" text:outline-level="3">Prickle</text:h>
        <text:h text:style-name="Heading_20_4" text:outline-level="4">Night Watcher</text:h>
        <text:p text:style-name="Text_20_body">These elementals have not been formally studied and have the name “Night Watcher” only from folk tales, told to children who fear that something is hiding in their bedroom at night. <text:s/>The stories are wrong to suggest that they only come out at night, but they accurately capture the elementals’ nature in that they are inconsistent about whether these beings come to protect, threaten or simply observe.</text:p>
        <text:p text:style-name="Text_20_body">Night Watchers are insubstantial in their material state. <text:s/>Attempts to perceive or attack them when relying on normal senses are at a -4 external penalty, though Essence sight or powers which detect spirits will see them normally. <text:s/>To those who can see them, they appear as a translucent, pale grey humanoid shape with a fluid outline, and eyes which seem to reflect shifting lights which are not really there. <text:s/>This is not only a visual property: those without magical weapons will find it hard to wound a Night Watcher. <text:s/>On the other hand, these elementals are incapable of making natural physical attacks, though they are unlikely to fight in any manner unless attacked.</text:p>
        <text:p text:style-name="Text_20_body_20_out-dent"><text:span text:style-name="Inline_20_Heading">Summoning:</text:span> These elementals are suited to being bound to tasks involving surveillance, ambush or wearing down the psyche of enemies. <text:s/>If abcsissic binding is to be used, the Warden, Hunter and Functionary plates are most suitable. <text:s/>A successful summoner is not automatically granted the power to see the elemental clearly. <text:s/>At least one Night Watcher has escaped summoning by playing on the sorcerer’s uncertainties until she believed that she had failed, waiting until she abandoned the spell and then leaving. <text:s/>More commonly they are accidentally beckoned by a thaumaturge who is not quite precise enough about the type of spirit he seeks. <text:s/>They may manifest spontaneously if a child is repeatedly terrified of (usually) imagined horrors at night. <text:s/>In such cases they are more likely to use their Gifts of Trepidation Charm after some observation.</text:p>
        <text:p text:style-name="Text_20_body_20_out-dent"><text:span text:style-name="Inline_20_Heading">Motivation:</text:span> Witness the emotions of creatures who feel they are being watched.</text:p>
        <text:p text:style-name="Text_20_body_20_out-dent"><text:span text:style-name="Inline_20_Heading">Attributes:</text:span> Strength 2, Dexterity 4, Stamina 2, Charisma 2, Manipulation 4, Appearance 1, Perception 5, Intelligence 3, Wits 5</text:p>
        <text:p text:style-name="Text_20_body_20_out-dent"><text:soft-page-break/><text:span text:style-name="Inline_20_Heading">Virtues:</text:span> Compassion 3, Conviction 2, Temperance 2, Valor 4</text:p>
        <text:p text:style-name="Text_20_body_20_out-dent"><text:span text:style-name="Inline_20_Heading">Abilities:</text:span> Awareness 5, Dodge 3, Integrity 3, Linguistics 1–2 (Old Realm plus 1 or 2 regional languages), Lore 1 (Tales of Things That Watch +2), Occult 2 (Things That Watch +1), Performance 2 (Ventriloquism +3), Presence 0 (Induce Paranoia +3), Resistance 1, Socialize 2 (Read Emotion +2), Stealth 3</text:p>
        <text:p text:style-name="Text_20_body_20_out-dent"><text:span text:style-name="Inline_20_Heading">Backgrounds: </text:span>None.</text:p>
        <text:p text:style-name="Text_20_body_20_out-dent"><text:span text:style-name="Inline_20_Heading">Charms:</text:span></text:p>
        <text:p text:style-name="Text_20_body_20_out-dent"><text:span text:style-name="Inline_20_Heading_20_2">Third (Ability) Excellency</text:span>—Awareness, Stealth </text:p>
        <text:p text:style-name="Text_20_body_20_out-dent"><text:span text:style-name="Inline_20_Heading_20_2">Measure the Wind</text:span>—For 2m, also detects magical weapons.</text:p>
        <text:p text:style-name="Text_20_body_20_out-dent"><text:span text:style-name="Inline_20_Heading_20_2">Dematerialize</text:span>—45 motes.</text:p>
        <text:p text:style-name="Text_20_body_20_out-dent"><text:span text:style-name="Inline_20_Heading_20_2">Blessing</text:span>—Valor, when the target believes they are being watched, or may be about to be subject to a surprise attacked (regardless of whether they really are). <text:s/>Awareness, when the foregoing conditions really do apply (regardless of whether the target knows or believes it), or when the target is specifically watching someone else.</text:p>
        <text:p text:style-name="Text_20_body_20_out-dent"><text:span text:style-name="Inline_20_Heading_20_2">Memory Mirror</text:span>—Read thoughts and emotions about what might be watching or following.</text:p>
        <text:p text:style-name="Text_20_body_20_out-dent"><text:span text:style-name="Inline_20_Heading_20_2">Impromptu Messenger</text:span>—Whispers and strange sounds come from dark corners and behind objects.</text:p>
        <text:p text:style-name="Text_20_body_20_out-dent"><text:span text:style-name="Inline_20_Heading_20_2">Paper Tiger Arrangement</text:span>—Illusions which suggest or conceal watching figures.</text:p>
        <text:p text:style-name="Text_20_body_20_out-dent"><text:span text:style-name="Inline_20_Heading_20_2">Harrow the Mind</text:span>—Make the target believe it is being watched, or about to be subject to a surprise attack, or both.</text:p>
        <text:p text:style-name="Text_20_body_20_out-dent"><text:span text:style-name="Inline_20_Heading_20_2">Subtle Whisper</text:span>—Feelings of nervousness and paranoia.</text:p>
        <text:p text:style-name="Text_20_body_20_out-dent"><text:span text:style-name="Inline_20_Heading_20_2">Gifts of Trepidation</text:span>—5m, 1wp allows the Night Watcher to instantly increase the target’s Valor or Awareness by 1 dot as a Training effect, which may incur experience debt. <text:s/>Target must be in line of sight, or successfully target by one of the Elemental’s other Charms in the same scene. <text:s/>May be used no more than once per target.</text:p>
        <text:p text:style-name="Text_20_body_20_out-dent"><text:span text:style-name="Inline_20_Heading_20_2">Spice of Custodial Delectation</text:span>—Receives motes when nearby creatures have the feeling of being watched.</text:p>
        <text:p text:style-name="Text_20_body_20_out-dent"><text:span text:style-name="Inline_20_Heading_20_2">Material Tribulation Divestment</text:span>—In response to an unexpected attack.</text:p>
        <text:p text:style-name="Text_20_body_20_out-dent"><text:span text:style-name="Inline_20_Heading_20_2">Malediction</text:span>—Same conditions as Blessing.</text:p>
        <text:p text:style-name="Text_20_body_20_out-dent"><text:span text:style-name="Inline_20_Heading_20_2">Essence Bite</text:span>—Only when struck, not as an attack.</text:p>
        <text:p text:style-name="Text_20_body_20_out-dent"><text:span text:style-name="Inline_20_Heading_20_2">Words of Power</text:span>—Terrifying whispers.</text:p>
        <text:p text:style-name="Text_20_body_20_out-dent"><text:span text:style-name="Inline_20_Heading">Join Battle:</text:span> 10</text:p>
        <text:p text:style-name="Text_20_body_20_out-dent"><text:span text:style-name="Inline_20_Heading">Attacks:</text:span> None.</text:p>
        <text:p text:style-name="Text_20_body_20_out-dent"><text:span text:style-name="Inline_20_Heading">Soak:</text:span> 7L/11B (insubstantial form, 6L/9B, ineffective against magical weapons)</text:p>
        <text:p text:style-name="Text_20_body_20_out-dent"><text:span text:style-name="Inline_20_Heading">Health Levels:</text:span> -0/-1/-1/-1/-1/-1/-2/-2/-2/-2/-4/​Incap</text:p>
        <text:p text:style-name="Text_20_body_20_out-dent"><text:span text:style-name="Inline_20_Heading">Dodge DV:</text:span> 5<text:tab/><text:span text:style-name="Inline_20_Heading">Willpower:</text:span> 7</text:p>
        <text:p text:style-name="Text_20_body_20_out-dent"><text:span text:style-name="Inline_20_Heading">Essence:</text:span> 2<text:tab/><text:span text:style-name="Inline_20_Heading">Essence Pool:</text:span> 55</text:p>
        <text:p text:style-name="Text_20_body_20_out-dent"><text:span text:style-name="Inline_20_Heading">Other Notes:</text:span> None.</text:p>
        <text:h text:style-name="Heading_20_3" text:outline-level="3">Dirt</text:h>
        <text:h text:style-name="Heading_20_3" text:outline-level="3">Focus</text:h>
        <text:h text:style-name="Heading_20_3" text:outline-level="3">Dream</text:h>
        <text:p text:style-name="TODO">[One that visits people with dreams of losing their teeth. <text:s/>The particularly susceptible (usually very young or very old) may find that they really have lost their teeth in the morning, and may receive some minor gift in return. <text:s/>NOTE: Find out more about psychology of dreams of losing teeth.]</text:p>
        <text:h text:style-name="Heading_20_3" text:outline-level="3">Binding</text:h>
        <text:p text:style-name="TODO">[One that’s related to promises, weddings, Eclipse oaths and other bindings which are (ostensibly) given freely. <text:s/>Interferes if not truly given with free will. <text:s/>Supports reinforcement of oat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1-10-29T14:59:29</dc:date>
    <meta:editing-duration>P1DT15H55M42S</meta:editing-duration>
    <meta:editing-cycles>35</meta:editing-cycles>
    <meta:generator>OpenOffice.org/3.3$Unix OpenOffice.org_project/330m20$Build-9567</meta:generator>
    <dc:creator>Hugh Greene</dc:creator>
    <meta:document-statistic meta:table-count="0" meta:image-count="1" meta:object-count="0" meta:page-count="8" meta:paragraph-count="251" meta:word-count="5959" meta:character-count="3638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